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E900000146D19A482CA800B9DC.png" manifest:media-type="image/png"/>
  <manifest:file-entry manifest:full-path="Pictures/1001FE1300004F7A000022D436B13A9EAAF990DA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81cm" svg:stroke-color="#472e7c" draw:marker-start-width="0.321cm" draw:marker-end-width="0.321cm" svg:stroke-opacity="100%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808080" draw:fill-color="#cccc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="none" fo:min-height="0.434cm"/>
      <style:paragraph-properties style:writing-mode="lr-tb"/>
    </style:style>
    <style:style style:name="gr7" style:family="graphic" style:parent-style-name="standard">
      <style:graphic-properties draw:stroke="solid" svg:stroke-width="0.081cm" svg:stroke-color="#228b8d" draw:marker-start-width="0.321cm" draw:marker-end-width="0.321cm" draw:fill="none" draw:fill-color="#cccccc" loext:fill-use-slide-background="fals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95cm" fo:min-width="3.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cccccc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999cm" svg:height="8.325cm" svg:x="0.051cm" svg:y="0.088cm">
            <draw:image xlink:href="Pictures/1001FE1300004F7A000022D436B13A9EAAF990DA.svg" xlink:type="simple" xlink:show="embed" xlink:actuate="onLoad" draw:mime-type="image/svg+xml">
              <text:p/>
            </draw:image>
            <draw:image xlink:href="Pictures/10000001000002E900000146D19A482CA800B9DC.png" xlink:type="simple" xlink:show="embed" xlink:actuate="onLoad" draw:mime-type="image/png"/>
          </draw:frame>
          <draw:line draw:style-name="gr3" draw:text-style-name="P2" draw:layer="layout" svg:x1="8.451cm" svg:y1="0.629cm" svg:x2="8.851cm" svg:y2="0.629cm">
            <text:p/>
          </draw:line>
          <draw:frame draw:style-name="gr4" draw:text-style-name="P4" draw:layer="layout" svg:width="2.881cm" svg:height="0.683cm" svg:x="8.951cm" svg:y="0.288cm">
            <draw:text-box>
              <text:p text:style-name="P3"><text:span text:style-name="T1">Original study</text:span></text:p>
            </draw:text-box>
          </draw:frame>
          <draw:custom-shape draw:style-name="gr5" draw:text-style-name="P5" draw:layer="layout" svg:width="0.25cm" svg:height="0.25cm" svg:x="8.526cm" svg:y="1.6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6" draw:text-style-name="P6" draw:layer="layout" svg:width="2.945cm" svg:height="0.684cm" svg:x="8.951cm" svg:y="1.454cm">
            <draw:text-box>
              <text:p><text:span text:style-name="T1">Country</text:span></text:p>
            </draw:text-box>
          </draw:frame>
          <draw:custom-shape draw:style-name="gr7" draw:text-style-name="P7" draw:layer="layout" svg:width="0.25cm" svg:height="0.25cm" svg:x="8.525cm" svg:y="1.0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6" draw:text-style-name="P6" draw:layer="layout" svg:width="2.945cm" svg:height="0.684cm" svg:x="8.95cm" svg:y="0.854cm">
            <draw:text-box>
              <text:p><text:span text:style-name="T1">Pooled effect</text:span></text:p>
            </draw:text-box>
          </draw:frame>
          <draw:custom-shape draw:style-name="gr8" draw:text-style-name="P2" draw:layer="layout" svg:width="4.25cm" svg:height="2.2cm" svg:x="7.951cm" svg:y="0.138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1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09:37:48.992319163</meta:creation-date>
    <dc:date>2023-05-18T09:58:51.861459158</dc:date>
    <meta:editing-duration>PT15M41S</meta:editing-duration>
    <meta:editing-cycles>4</meta:editing-cycles>
    <meta:generator>LibreOffice/7.5.0.3$MacOSX_X86_64 LibreOffice_project/c21113d003cd3efa8c53188764377a8272d9d6de</meta:generator>
    <meta:document-statistic meta:object-count="9"/>
  </office:meta>
</office:document-meta>
</file>